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Comma" style:data-style-name="N112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ce2"/>
        <table:table-column table:style-name="co1" table:number-columns-repeated="2" table:default-cell-style-name="ce1"/>
        <table:table-row table:style-name="ro1">
          <table:table-cell table:style-name="ce1" office:value-type="string" office:string-value="CLO" calcext:value-type="string">
            <text:p><text:s/>CLO </text:p>
          </table:table-cell>
          <table:table-cell table:style-name="ce1" office:value-type="string" office:string-value="RLO" calcext:value-type="string">
            <text:p><text:s/>RLO </text:p>
          </table:table-cell>
          <table:table-cell table:style-name="ce1" office:value-type="string" office:string-value="RRU" calcext:value-type="string">
            <text:p><text:s/>RRU </text:p>
          </table:table-cell>
          <table:table-cell table:style-name="ce1" office:value-type="string" office:string-value="JGZ" calcext:value-type="string">
            <text:p><text:s/>JGZ </text:p>
          </table:table-cell>
          <table:table-cell table:number-columns-repeated="2"/>
        </table:table-row>
        <table:table-row table:style-name="ro1">
          <table:table-cell office:value-type="float" office:value="0.06773399" calcext:value-type="float">
            <text:p><text:s/>0.068 <text:s text:c="3"/></text:p>
          </table:table-cell>
          <table:table-cell office:value-type="float" office:value="0.2048193" calcext:value-type="float">
            <text:p><text:s/>0.205 <text:s text:c="3"/></text:p>
          </table:table-cell>
          <table:table-cell office:value-type="float" office:value="0.20212766" calcext:value-type="float">
            <text:p><text:s/>0.202 <text:s text:c="3"/></text:p>
          </table:table-cell>
          <table:table-cell office:value-type="float" office:value="0.04770017" calcext:value-type="float">
            <text:p><text:s/>0.048 <text:s text:c="3"/></text:p>
          </table:table-cell>
          <table:table-cell table:formula="of:=AVERAGE([.A2:.D2])" office:value-type="float" office:value="0.13059528" calcext:value-type="float">
            <text:p><text:s/>0.131 <text:s text:c="3"/></text:p>
          </table:table-cell>
          <table:table-cell table:formula="of:=COM.MICROSOFT.STDEV.S([.A2:.D2])" office:value-type="float" office:value="0.0845561501327195" calcext:value-type="float">
            <text:p><text:s/>0.085 <text:s text:c="3"/></text:p>
          </table:table-cell>
        </table:table-row>
        <table:table-row table:style-name="ro1">
          <table:table-cell office:value-type="float" office:value="0.04433498" calcext:value-type="float">
            <text:p><text:s/>0.044 <text:s text:c="3"/></text:p>
          </table:table-cell>
          <table:table-cell office:value-type="float" office:value="0.1807229" calcext:value-type="float">
            <text:p><text:s/>0.181 <text:s text:c="3"/></text:p>
          </table:table-cell>
          <table:table-cell office:value-type="float" office:value="0.25" calcext:value-type="float">
            <text:p><text:s/>0.250 <text:s text:c="3"/></text:p>
          </table:table-cell>
          <table:table-cell office:value-type="float" office:value="0.040034072" calcext:value-type="float">
            <text:p><text:s/>0.040 <text:s text:c="3"/></text:p>
          </table:table-cell>
          <table:table-cell table:formula="of:=AVERAGE([.A3:.D3])" office:value-type="float" office:value="0.128772988" calcext:value-type="float">
            <text:p><text:s/>0.129 <text:s text:c="3"/></text:p>
          </table:table-cell>
          <table:table-cell table:formula="of:=COM.MICROSOFT.STDEV.S([.A3:.D3])" office:value-type="float" office:value="0.1039216919979" calcext:value-type="float">
            <text:p><text:s/>0.104 <text:s text:c="3"/></text:p>
          </table:table-cell>
        </table:table-row>
        <table:table-row table:style-name="ro1">
          <table:table-cell office:value-type="float" office:value="0.06650246" calcext:value-type="float">
            <text:p><text:s/>0.067 <text:s text:c="3"/></text:p>
          </table:table-cell>
          <table:table-cell office:value-type="float" office:value="0.1941098" calcext:value-type="float">
            <text:p><text:s/>0.194 <text:s text:c="3"/></text:p>
          </table:table-cell>
          <table:table-cell office:value-type="float" office:value="0.18351064" calcext:value-type="float">
            <text:p><text:s/>0.184 <text:s text:c="3"/></text:p>
          </table:table-cell>
          <table:table-cell office:value-type="float" office:value="0.052810903" calcext:value-type="float">
            <text:p><text:s/>0.053 <text:s text:c="3"/></text:p>
          </table:table-cell>
          <table:table-cell table:formula="of:=AVERAGE([.A4:.D4])" office:value-type="float" office:value="0.12423345075" calcext:value-type="float">
            <text:p><text:s/>0.124 <text:s text:c="3"/></text:p>
          </table:table-cell>
          <table:table-cell table:formula="of:=COM.MICROSOFT.STDEV.S([.A4:.D4])" office:value-type="float" office:value="0.0749011280955677" calcext:value-type="float">
            <text:p><text:s/>0.075 <text:s text:c="3"/></text:p>
          </table:table-cell>
        </table:table-row>
        <table:table-row table:style-name="ro1">
          <table:table-cell office:value-type="float" office:value="0.07019704" calcext:value-type="float">
            <text:p><text:s/>0.070 <text:s text:c="3"/></text:p>
          </table:table-cell>
          <table:table-cell office:value-type="float" office:value="0.2342704" calcext:value-type="float">
            <text:p><text:s/>0.234 <text:s text:c="3"/></text:p>
          </table:table-cell>
          <table:table-cell office:value-type="float" office:value="0.21010638" calcext:value-type="float">
            <text:p><text:s/>0.210 <text:s text:c="3"/></text:p>
          </table:table-cell>
          <table:table-cell office:value-type="float" office:value="0.057921635" calcext:value-type="float">
            <text:p><text:s/>0.058 <text:s text:c="3"/></text:p>
          </table:table-cell>
          <table:table-cell table:formula="of:=AVERAGE([.A5:.D5])" office:value-type="float" office:value="0.14312386375" calcext:value-type="float">
            <text:p><text:s/>0.143 <text:s text:c="3"/></text:p>
          </table:table-cell>
          <table:table-cell table:formula="of:=COM.MICROSOFT.STDEV.S([.A5:.D5])" office:value-type="float" office:value="0.0919639240133234" calcext:value-type="float">
            <text:p><text:s/>0.092 <text:s text:c="3"/></text:p>
          </table:table-cell>
        </table:table-row>
        <table:table-row table:style-name="ro1">
          <table:table-cell office:value-type="float" office:value="0.05049261" calcext:value-type="float">
            <text:p><text:s/>0.050 <text:s text:c="3"/></text:p>
          </table:table-cell>
          <table:table-cell office:value-type="float" office:value="0.1807229" calcext:value-type="float">
            <text:p><text:s/>0.181 <text:s text:c="3"/></text:p>
          </table:table-cell>
          <table:table-cell office:value-type="float" office:value="0.21276596" calcext:value-type="float">
            <text:p><text:s/>0.213 <text:s text:c="3"/></text:p>
          </table:table-cell>
          <table:table-cell office:value-type="float" office:value="0.041737649" calcext:value-type="float">
            <text:p><text:s/>0.042 <text:s text:c="3"/></text:p>
          </table:table-cell>
          <table:table-cell table:formula="of:=AVERAGE([.A6:.D6])" office:value-type="float" office:value="0.12142977975" calcext:value-type="float">
            <text:p><text:s/>0.121 <text:s text:c="3"/></text:p>
          </table:table-cell>
          <table:table-cell table:formula="of:=COM.MICROSOFT.STDEV.S([.A6:.D6])" office:value-type="float" office:value="0.088016834918586" calcext:value-type="float">
            <text:p><text:s/>0.088 <text:s text:c="3"/></text:p>
          </table:table-cell>
        </table:table-row>
        <table:table-row table:style-name="ro1">
          <table:table-cell office:value-type="float" office:value="0.05541872" calcext:value-type="float">
            <text:p><text:s/>0.055 <text:s text:c="3"/></text:p>
          </table:table-cell>
          <table:table-cell office:value-type="float" office:value="0.1499331" calcext:value-type="float">
            <text:p><text:s/>0.150 <text:s text:c="3"/></text:p>
          </table:table-cell>
          <table:table-cell office:value-type="float" office:value="0.18085106" calcext:value-type="float">
            <text:p><text:s/>0.181 <text:s text:c="3"/></text:p>
          </table:table-cell>
          <table:table-cell office:value-type="float" office:value="0.049403748" calcext:value-type="float">
            <text:p><text:s/>0.049 <text:s text:c="3"/></text:p>
          </table:table-cell>
          <table:table-cell table:formula="of:=AVERAGE([.A7:.D7])" office:value-type="float" office:value="0.108901657" calcext:value-type="float">
            <text:p><text:s/>0.109 <text:s text:c="3"/></text:p>
          </table:table-cell>
          <table:table-cell table:formula="of:=COM.MICROSOFT.STDEV.S([.A7:.D7])" office:value-type="float" office:value="0.0664848895921394" calcext:value-type="float">
            <text:p><text:s/>0.066 <text:s text:c="3"/></text:p>
          </table:table-cell>
        </table:table-row>
        <table:table-row table:style-name="ro1">
          <table:table-cell office:value-type="float" office:value="0.05049261" calcext:value-type="float">
            <text:p><text:s/>0.050 <text:s text:c="3"/></text:p>
          </table:table-cell>
          <table:table-cell office:value-type="float" office:value="0.1285141" calcext:value-type="float">
            <text:p><text:s/>0.129 <text:s text:c="3"/></text:p>
          </table:table-cell>
          <table:table-cell office:value-type="float" office:value="0.2287234" calcext:value-type="float">
            <text:p><text:s/>0.229 <text:s text:c="3"/></text:p>
          </table:table-cell>
          <table:table-cell office:value-type="float" office:value="0.04088586" calcext:value-type="float">
            <text:p><text:s/>0.041 <text:s text:c="3"/></text:p>
          </table:table-cell>
          <table:table-cell table:formula="of:=AVERAGE([.A8:.D8])" office:value-type="float" office:value="0.1121539925" calcext:value-type="float">
            <text:p><text:s/>0.112 <text:s text:c="3"/></text:p>
          </table:table-cell>
          <table:table-cell table:formula="of:=COM.MICROSOFT.STDEV.S([.A8:.D8])" office:value-type="float" office:value="0.0870581274861064" calcext:value-type="float">
            <text:p><text:s/>0.087 <text:s text:c="3"/></text:p>
          </table:table-cell>
        </table:table-row>
        <table:table-row table:style-name="ro1">
          <table:table-cell office:value-type="float" office:value="0.04187192" calcext:value-type="float">
            <text:p><text:s/>0.042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8882979" calcext:value-type="float">
            <text:p><text:s/>0.189 <text:s text:c="3"/></text:p>
          </table:table-cell>
          <table:table-cell office:value-type="float" office:value="0.037478705" calcext:value-type="float">
            <text:p><text:s/>0.037 <text:s text:c="3"/></text:p>
          </table:table-cell>
          <table:table-cell table:formula="of:=AVERAGE([.A9:.D9])" office:value-type="float" office:value="0.06704510375" calcext:value-type="float">
            <text:p><text:s/>0.067 <text:s text:c="3"/></text:p>
          </table:table-cell>
          <table:table-cell table:formula="of:=COM.MICROSOFT.STDEV.S([.A9:.D9])" office:value-type="float" office:value="0.0833355003525198" calcext:value-type="float">
            <text:p><text:s/>0.083 <text:s text:c="3"/></text:p>
          </table:table-cell>
        </table:table-row>
        <table:table-row table:style-name="ro1">
          <table:table-cell office:value-type="float" office:value="0.04064039" calcext:value-type="float">
            <text:p><text:s/>0.041 <text:s text:c="3"/></text:p>
          </table:table-cell>
          <table:table-cell office:value-type="float" office:value="0.1325301" calcext:value-type="float">
            <text:p><text:s/>0.133 <text:s text:c="3"/></text:p>
          </table:table-cell>
          <table:table-cell office:value-type="float" office:value="0.06914894" calcext:value-type="float">
            <text:p><text:s/>0.069 <text:s text:c="3"/></text:p>
          </table:table-cell>
          <table:table-cell office:value-type="float" office:value="0.037478705" calcext:value-type="float">
            <text:p><text:s/>0.037 <text:s text:c="3"/></text:p>
          </table:table-cell>
          <table:table-cell table:formula="of:=AVERAGE([.A10:.D10])" office:value-type="float" office:value="0.06994953375" calcext:value-type="float">
            <text:p><text:s/>0.070 <text:s text:c="3"/></text:p>
          </table:table-cell>
          <table:table-cell table:formula="of:=COM.MICROSOFT.STDEV.S([.A10:.D10])" office:value-type="float" office:value="0.0440845734529785" calcext:value-type="float">
            <text:p><text:s/>0.044 <text:s text:c="3"/></text:p>
          </table:table-cell>
        </table:table-row>
        <table:table-row table:style-name="ro1">
          <table:table-cell office:value-type="float" office:value="0.06773399" calcext:value-type="float">
            <text:p><text:s/>0.068 <text:s text:c="3"/></text:p>
          </table:table-cell>
          <table:table-cell office:value-type="float" office:value="0.2182062" calcext:value-type="float">
            <text:p><text:s/>0.218 <text:s text:c="3"/></text:p>
          </table:table-cell>
          <table:table-cell office:value-type="float" office:value="0.24202128" calcext:value-type="float">
            <text:p><text:s/>0.242 <text:s text:c="3"/></text:p>
          </table:table-cell>
          <table:table-cell office:value-type="float" office:value="0.055366269" calcext:value-type="float">
            <text:p><text:s/>0.055 <text:s text:c="3"/></text:p>
          </table:table-cell>
          <table:table-cell table:formula="of:=AVERAGE([.A11:.D11])" office:value-type="float" office:value="0.14583193475" calcext:value-type="float">
            <text:p><text:s/>0.146 <text:s text:c="3"/></text:p>
          </table:table-cell>
          <table:table-cell table:formula="of:=COM.MICROSOFT.STDEV.S([.A11:.D11])" office:value-type="float" office:value="0.0979349274839606" calcext:value-type="float">
            <text:p><text:s/>0.098 <text:s text:c="3"/></text:p>
          </table:table-cell>
        </table:table-row>
        <table:table-row table:style-name="ro1">
          <table:table-cell office:value-type="float" office:value="0.0591133" calcext:value-type="float">
            <text:p><text:s/>0.059 <text:s text:c="3"/></text:p>
          </table:table-cell>
          <table:table-cell office:value-type="float" office:value="0.2008032" calcext:value-type="float">
            <text:p><text:s/>0.201 <text:s text:c="3"/></text:p>
          </table:table-cell>
          <table:table-cell office:value-type="float" office:value="0.24468085" calcext:value-type="float">
            <text:p><text:s/>0.245 <text:s text:c="3"/></text:p>
          </table:table-cell>
          <table:table-cell office:value-type="float" office:value="0.081771721" calcext:value-type="float">
            <text:p><text:s/>0.082 <text:s text:c="3"/></text:p>
          </table:table-cell>
          <table:table-cell table:formula="of:=AVERAGE([.A12:.D12])" office:value-type="float" office:value="0.14659226775" calcext:value-type="float">
            <text:p><text:s/>0.147 <text:s text:c="3"/></text:p>
          </table:table-cell>
          <table:table-cell table:formula="of:=COM.MICROSOFT.STDEV.S([.A12:.D12])" office:value-type="float" office:value="0.0902117291391084" calcext:value-type="float">
            <text:p><text:s/>0.090 <text:s text:c="3"/></text:p>
          </table:table-cell>
        </table:table-row>
        <table:table-row table:style-name="ro1">
          <table:table-cell office:value-type="float" office:value="0.03940887" calcext:value-type="float">
            <text:p><text:s/>0.039 <text:s text:c="3"/></text:p>
          </table:table-cell>
          <table:table-cell office:value-type="float" office:value="0.1820616" calcext:value-type="float">
            <text:p><text:s/>0.182 <text:s text:c="3"/></text:p>
          </table:table-cell>
          <table:table-cell office:value-type="float" office:value="0.18617021" calcext:value-type="float">
            <text:p><text:s/>0.186 <text:s text:c="3"/></text:p>
          </table:table-cell>
          <table:table-cell office:value-type="float" office:value="0.090289608" calcext:value-type="float">
            <text:p><text:s/>0.090 <text:s text:c="3"/></text:p>
          </table:table-cell>
          <table:table-cell table:formula="of:=AVERAGE([.A13:.D13])" office:value-type="float" office:value="0.124482572" calcext:value-type="float">
            <text:p><text:s/>0.124 <text:s text:c="3"/></text:p>
          </table:table-cell>
          <table:table-cell table:formula="of:=COM.MICROSOFT.STDEV.S([.A13:.D13])" office:value-type="float" office:value="0.0719430392892737" calcext:value-type="float">
            <text:p><text:s/>0.072 <text:s text:c="3"/></text:p>
          </table:table-cell>
        </table:table-row>
        <table:table-row table:style-name="ro1">
          <table:table-cell office:value-type="float" office:value="0.08866995" calcext:value-type="float">
            <text:p><text:s/>0.089 <text:s text:c="3"/></text:p>
          </table:table-cell>
          <table:table-cell office:value-type="float" office:value="0.1967871" calcext:value-type="float">
            <text:p><text:s/>0.197 <text:s text:c="3"/></text:p>
          </table:table-cell>
          <table:table-cell office:value-type="float" office:value="0.28723404" calcext:value-type="float">
            <text:p><text:s/>0.287 <text:s text:c="3"/></text:p>
          </table:table-cell>
          <table:table-cell office:value-type="float" office:value="0.080919932" calcext:value-type="float">
            <text:p><text:s/>0.081 <text:s text:c="3"/></text:p>
          </table:table-cell>
          <table:table-cell table:formula="of:=AVERAGE([.A14:.D14])" office:value-type="float" office:value="0.1634027555" calcext:value-type="float">
            <text:p><text:s/>0.163 <text:s text:c="3"/></text:p>
          </table:table-cell>
          <table:table-cell table:formula="of:=COM.MICROSOFT.STDEV.S([.A14:.D14])" office:value-type="float" office:value="0.0980426945587952" calcext:value-type="float">
            <text:p><text:s/>0.098 <text:s text:c="3"/></text:p>
          </table:table-cell>
        </table:table-row>
        <table:table-row table:style-name="ro1">
          <table:table-cell office:value-type="float" office:value="0.06896552" calcext:value-type="float">
            <text:p><text:s/>0.069 <text:s text:c="3"/></text:p>
          </table:table-cell>
          <table:table-cell office:value-type="float" office:value="0.1807229" calcext:value-type="float">
            <text:p><text:s/>0.181 <text:s text:c="3"/></text:p>
          </table:table-cell>
          <table:table-cell office:value-type="float" office:value="0.29255319" calcext:value-type="float">
            <text:p><text:s/>0.293 <text:s text:c="3"/></text:p>
          </table:table-cell>
          <table:table-cell office:value-type="float" office:value="0.062180579" calcext:value-type="float">
            <text:p><text:s/>0.062 <text:s text:c="3"/></text:p>
          </table:table-cell>
          <table:table-cell table:formula="of:=AVERAGE([.A15:.D15])" office:value-type="float" office:value="0.15110554725" calcext:value-type="float">
            <text:p><text:s/>0.151 <text:s text:c="3"/></text:p>
          </table:table-cell>
          <table:table-cell table:formula="of:=COM.MICROSOFT.STDEV.S([.A15:.D15])" office:value-type="float" office:value="0.108841256391045" calcext:value-type="float">
            <text:p><text:s/>0.109 <text:s text:c="3"/></text:p>
          </table:table-cell>
        </table:table-row>
        <table:table-row table:style-name="ro1">
          <table:table-cell office:value-type="float" office:value="0.07019704" calcext:value-type="float">
            <text:p><text:s/>0.070 <text:s text:c="3"/></text:p>
          </table:table-cell>
          <table:table-cell office:value-type="float" office:value="0.2235609" calcext:value-type="float">
            <text:p><text:s/>0.224 <text:s text:c="3"/></text:p>
          </table:table-cell>
          <table:table-cell office:value-type="float" office:value="0.29787234" calcext:value-type="float">
            <text:p><text:s/>0.298 <text:s text:c="3"/></text:p>
          </table:table-cell>
          <table:table-cell office:value-type="float" office:value="0.050255537" calcext:value-type="float">
            <text:p><text:s/>0.050 <text:s text:c="3"/></text:p>
          </table:table-cell>
          <table:table-cell table:formula="of:=AVERAGE([.A16:.D16])" office:value-type="float" office:value="0.16047145425" calcext:value-type="float">
            <text:p><text:s/>0.160 <text:s text:c="3"/></text:p>
          </table:table-cell>
          <table:table-cell table:formula="of:=COM.MICROSOFT.STDEV.S([.A16:.D16])" office:value-type="float" office:value="0.119939289994794" calcext:value-type="float">
            <text:p><text:s/>0.120 <text:s text:c="3"/></text:p>
          </table:table-cell>
        </table:table-row>
        <table:table-row table:style-name="ro1">
          <table:table-cell office:value-type="float" office:value="0.09975369" calcext:value-type="float">
            <text:p><text:s/>0.100 <text:s text:c="3"/></text:p>
          </table:table-cell>
          <table:table-cell office:value-type="float" office:value="0.1499331" calcext:value-type="float">
            <text:p><text:s/>0.150 <text:s text:c="3"/></text:p>
          </table:table-cell>
          <table:table-cell office:value-type="float" office:value="0.21276596" calcext:value-type="float">
            <text:p><text:s/>0.213 <text:s text:c="3"/></text:p>
          </table:table-cell>
          <table:table-cell office:value-type="float" office:value="0.086882453" calcext:value-type="float">
            <text:p><text:s/>0.087 <text:s text:c="3"/></text:p>
          </table:table-cell>
          <table:table-cell table:formula="of:=AVERAGE([.A17:.D17])" office:value-type="float" office:value="0.13733380075" calcext:value-type="float">
            <text:p><text:s/>0.137 <text:s text:c="3"/></text:p>
          </table:table-cell>
          <table:table-cell table:formula="of:=COM.MICROSOFT.STDEV.S([.A17:.D17])" office:value-type="float" office:value="0.0571732927291584" calcext:value-type="float">
            <text:p><text:s/>0.057 <text:s text:c="3"/></text:p>
          </table:table-cell>
        </table:table-row>
        <table:table-row table:style-name="ro1">
          <table:table-cell office:value-type="float" office:value="0.0320197" calcext:value-type="float">
            <text:p><text:s/>0.032 <text:s text:c="3"/></text:p>
          </table:table-cell>
          <table:table-cell office:value-type="float" office:value="0.1472557" calcext:value-type="float">
            <text:p><text:s/>0.147 <text:s text:c="3"/></text:p>
          </table:table-cell>
          <table:table-cell office:value-type="float" office:value="0.29787234" calcext:value-type="float">
            <text:p><text:s/>0.298 <text:s text:c="3"/></text:p>
          </table:table-cell>
          <table:table-cell office:value-type="float" office:value="0.074105622" calcext:value-type="float">
            <text:p><text:s/>0.074 <text:s text:c="3"/></text:p>
          </table:table-cell>
          <table:table-cell table:formula="of:=AVERAGE([.A18:.D18])" office:value-type="float" office:value="0.1378133405" calcext:value-type="float">
            <text:p><text:s/>0.138 <text:s text:c="3"/></text:p>
          </table:table-cell>
          <table:table-cell table:formula="of:=COM.MICROSOFT.STDEV.S([.A18:.D18])" office:value-type="float" office:value="0.116846065745474" calcext:value-type="float">
            <text:p><text:s/>0.117 <text:s text:c="3"/></text:p>
          </table:table-cell>
        </table:table-row>
        <table:table-row table:style-name="ro1">
          <table:table-cell office:value-type="float" office:value="0.09605911" calcext:value-type="float">
            <text:p><text:s/>0.096 <text:s text:c="3"/></text:p>
          </table:table-cell>
          <table:table-cell office:value-type="float" office:value="0.1834003" calcext:value-type="float">
            <text:p><text:s/>0.183 <text:s text:c="3"/></text:p>
          </table:table-cell>
          <table:table-cell office:value-type="float" office:value="0.27659574" calcext:value-type="float">
            <text:p><text:s/>0.277 <text:s text:c="3"/></text:p>
          </table:table-cell>
          <table:table-cell office:value-type="float" office:value="0.051959114" calcext:value-type="float">
            <text:p><text:s/>0.052 <text:s text:c="3"/></text:p>
          </table:table-cell>
          <table:table-cell table:formula="of:=AVERAGE([.A19:.D19])" office:value-type="float" office:value="0.152003566" calcext:value-type="float">
            <text:p><text:s/>0.152 <text:s text:c="3"/></text:p>
          </table:table-cell>
          <table:table-cell table:formula="of:=COM.MICROSOFT.STDEV.S([.A19:.D19])" office:value-type="float" office:value="0.0994109974818837" calcext:value-type="float">
            <text:p><text:s/>0.099 <text:s text:c="3"/></text:p>
          </table:table-cell>
        </table:table-row>
        <table:table-row table:style-name="ro1">
          <table:table-cell office:value-type="float" office:value="0.04679803" calcext:value-type="float">
            <text:p><text:s/>0.047 <text:s text:c="3"/></text:p>
          </table:table-cell>
          <table:table-cell office:value-type="float" office:value="0.1579652" calcext:value-type="float">
            <text:p><text:s/>0.158 <text:s text:c="3"/></text:p>
          </table:table-cell>
          <table:table-cell office:value-type="float" office:value="0.2606383" calcext:value-type="float">
            <text:p><text:s/>0.261 <text:s text:c="3"/></text:p>
          </table:table-cell>
          <table:table-cell office:value-type="float" office:value="0.071550256" calcext:value-type="float">
            <text:p><text:s/>0.072 <text:s text:c="3"/></text:p>
          </table:table-cell>
          <table:table-cell table:formula="of:=AVERAGE([.A20:.D20])" office:value-type="float" office:value="0.1342379465" calcext:value-type="float">
            <text:p><text:s/>0.134 <text:s text:c="3"/></text:p>
          </table:table-cell>
          <table:table-cell table:formula="of:=COM.MICROSOFT.STDEV.S([.A20:.D20])" office:value-type="float" office:value="0.0968082597394269" calcext:value-type="float">
            <text:p><text:s/>0.097 <text:s text:c="3"/></text:p>
          </table:table-cell>
        </table:table-row>
        <table:table-row table:style-name="ro1">
          <table:table-cell office:value-type="float" office:value="0.1773399" calcext:value-type="float">
            <text:p><text:s/>0.177 <text:s text:c="3"/></text:p>
          </table:table-cell>
          <table:table-cell office:value-type="float" office:value="0.2476573" calcext:value-type="float">
            <text:p><text:s/>0.248 <text:s text:c="3"/></text:p>
          </table:table-cell>
          <table:table-cell office:value-type="float" office:value="0.34042553" calcext:value-type="float">
            <text:p><text:s/>0.340 <text:s text:c="3"/></text:p>
          </table:table-cell>
          <table:table-cell office:value-type="float" office:value="0.19165247" calcext:value-type="float">
            <text:p><text:s/>0.192 <text:s text:c="3"/></text:p>
          </table:table-cell>
          <table:table-cell table:formula="of:=AVERAGE([.A21:.D21])" office:value-type="float" office:value="0.2392688" calcext:value-type="float">
            <text:p><text:s/>0.239 <text:s text:c="3"/></text:p>
          </table:table-cell>
          <table:table-cell table:formula="of:=COM.MICROSOFT.STDEV.S([.A21:.D21])" office:value-type="float" office:value="0.073949429780136" calcext:value-type="float">
            <text:p><text:s/>0.074 <text:s text:c="3"/></text:p>
          </table:table-cell>
        </table:table-row>
        <table:table-row table:style-name="ro1">
          <table:table-cell office:value-type="float" office:value="0.15517241" calcext:value-type="float">
            <text:p><text:s/>0.155 <text:s text:c="3"/></text:p>
          </table:table-cell>
          <table:table-cell office:value-type="float" office:value="0.2396252" calcext:value-type="float">
            <text:p><text:s/>0.240 <text:s text:c="3"/></text:p>
          </table:table-cell>
          <table:table-cell office:value-type="float" office:value="0.29255319" calcext:value-type="float">
            <text:p><text:s/>0.293 <text:s text:c="3"/></text:p>
          </table:table-cell>
          <table:table-cell office:value-type="float" office:value="0.19165247" calcext:value-type="float">
            <text:p><text:s/>0.192 <text:s text:c="3"/></text:p>
          </table:table-cell>
          <table:table-cell table:formula="of:=AVERAGE([.A22:.D22])" office:value-type="float" office:value="0.2197508175" calcext:value-type="float">
            <text:p><text:s/>0.220 <text:s text:c="3"/></text:p>
          </table:table-cell>
          <table:table-cell table:formula="of:=COM.MICROSOFT.STDEV.S([.A22:.D22])" office:value-type="float" office:value="0.0595960411684419" calcext:value-type="float">
            <text:p><text:s/>0.060 <text:s text:c="3"/></text:p>
          </table:table-cell>
        </table:table-row>
        <table:table-row table:style-name="ro1">
          <table:table-cell office:value-type="float" office:value="0.02463054" calcext:value-type="float">
            <text:p><text:s/>0.025 <text:s text:c="3"/></text:p>
          </table:table-cell>
          <table:table-cell office:value-type="float" office:value="0.1097724" calcext:value-type="float">
            <text:p><text:s/>0.110 <text:s text:c="3"/></text:p>
          </table:table-cell>
          <table:table-cell office:value-type="float" office:value="0.29255319" calcext:value-type="float">
            <text:p><text:s/>0.293 <text:s text:c="3"/></text:p>
          </table:table-cell>
          <table:table-cell office:value-type="float" office:value="0.008517888" calcext:value-type="float">
            <text:p><text:s/>0.009 <text:s text:c="3"/></text:p>
          </table:table-cell>
          <table:table-cell table:formula="of:=AVERAGE([.A23:.D23])" office:value-type="float" office:value="0.1088685045" calcext:value-type="float">
            <text:p><text:s/>0.109 <text:s text:c="3"/></text:p>
          </table:table-cell>
          <table:table-cell table:formula="of:=COM.MICROSOFT.STDEV.S([.A23:.D23])" office:value-type="float" office:value="0.130265321055839" calcext:value-type="float">
            <text:p><text:s/>0.130 <text:s text:c="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3:11:44.387602791</meta:creation-date>
    <dc:date>2017-03-29T03:12:19.062458293</dc:date>
    <meta:editing-duration>PT35S</meta:editing-duration>
    <meta:editing-cycles>1</meta:editing-cycles>
    <meta:document-statistic meta:table-count="1" meta:cell-count="136" meta:object-count="0"/>
    <meta:generator>LibreOffice/5.1.6.2$Linux_x86 LibreOffice_project/10m0$Build-2</meta:generator>
  </office:meta>
</office:document-meta>
</file>